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68800009698000054AB537EA062.svg" manifest:media-type=""/>
  <manifest:file-entry manifest:full-path="Pictures/10000201000003AF00000212824F70C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466cm"/>
    </style:style>
    <style:style style:name="pr2" style:family="presentation" style:parent-style-name="AbstractGreen-subtitle">
      <style:graphic-properties draw:fill-color="#ffffff" draw:auto-grow-height="true" fo:min-height="12.18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1" style:family="paragraph">
      <style:paragraph-properties fo:text-align="start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00" fo:font-size="28pt" style:font-size-asian="28pt" style:font-size-complex="28pt"/>
    </style:style>
    <style:style style:name="T4" style:family="text">
      <style:text-properties fo:color="#ff66cc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3.466cm" svg:x="1.4cm" svg:y="1.09cm" presentation:class="title" presentation:user-transformed="true">
          <draw:text-box>
            <text:p>Handy-App: LexiCam </text:p>
          </draw:text-box>
        </draw:frame>
        <draw:frame presentation:style-name="pr2" draw:text-style-name="P2" draw:layer="layout" svg:width="25.2cm" svg:height="12.18cm" svg:x="1.4cm" svg:y="6.312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Motivation</text:span><text:span text:style-name="T2">: Manuelles Nachschlagen oder Googlen von Fremdwörtern.</text:span><text:span text:style-name="T2"><text:line-break/></text:span><text:span text:style-name="T2"/></text:p>
              </text:list-item>
              <text:list-item>
                <text:p text:style-name="P1"><text:span text:style-name="T2"><text:s/></text:span><text:span text:style-name="T1">App + Fotohandy:</text:span><text:span text:style-name="T2"> Markierten → Fotografieren → tabellarische Auflistung von Definition/Erklärungen</text:span><text:span text:style-name="T2"><text:line-break/></text:span><text:span text:style-name="T2"/></text:p>
              </text:list-item>
              <text:list-item>
                <text:p text:style-name="P1"><text:span text:style-name="T2"><text:s/></text:span><text:span text:style-name="T1">Verschiedene Farben: </text:span><text:span text:style-name="T2">verschiedene Bedeutungen: </text:span><text:span text:style-name="T2"><text:line-break/></text:span><text:span text:style-name="T2">z. B.: </text:span><text:span text:style-name="T2"><text:line-break/></text:span><text:span text:style-name="T3">Gelb</text:span><text:span text:style-name="T2">: Definition </text:span><text:span text:style-name="T2"><text:line-break/></text:span><text:span text:style-name="T4">Rosa</text:span><text:span text:style-name="T2">: Synonyme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" fo:font-size="46.2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63.4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201000003AF00000212824F70C6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6cm" svg:x="1.4cm" svg:y="0.8cm" presentation:class="title" presentation:placeholder="true">
        <draw:text-box/>
      </draw:frame>
      <draw:frame presentation:style-name="AbstractGreen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judge </meta:initial-creator>
    <meta:creation-date>2013-11-06T00:16:41.659403187</meta:creation-date>
    <dc:date>2013-11-13T00:43:08.593752865</dc:date>
    <dc:creator>markusjudge </dc:creator>
    <meta:editing-duration>PT9M27S</meta:editing-duration>
    <meta:editing-cycles>7</meta:editing-cycles>
    <meta:generator>LibreOffice/4.1.2.3$Linux_X86_64 LibreOffice_project/410m0$Build-3</meta:generator>
    <meta:document-statistic meta:object-count="37"/>
  </office:meta>
</office:document-meta>
</file>